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5.207cm" svg:height="2.159cm" svg:x="17.129cm" svg:y="2.143cm">
          <text:p text:style-name="P1">RoadNetwork</text:p>
        </draw:rect>
        <draw:rect draw:style-name="gr1" draw:text-style-name="P1" xml:id="id1" draw:id="id1" draw:layer="layout" svg:width="5.207cm" svg:height="2.159cm" svg:x="17.129cm" svg:y="6.207cm">
          <text:p text:style-name="P1">Segment</text:p>
        </draw:rect>
        <draw:rect draw:style-name="gr1" draw:text-style-name="P1" xml:id="id4" draw:id="id4" draw:layer="layout" svg:width="6.477cm" svg:height="3.048cm" svg:x="3.921cm" svg:y="13.446cm">
          <text:p text:style-name="P1">Vehicle</text:p>
        </draw:rect>
        <draw:ellipse draw:style-name="gr1" draw:text-style-name="P1" xml:id="id3" draw:id="id3" draw:layer="layout" svg:width="2.667cm" svg:height="2.413cm" svg:x="18.399cm" svg:y="13.7cm">
          <text:p text:style-name="P1">Position</text:p>
        </draw:ellipse>
        <draw:connector draw:style-name="gr2" draw:text-style-name="P1" draw:layer="layout" draw:type="lines" svg:x1="19.732cm" svg:y1="6.207cm" svg:x2="19.732cm" svg:y2="4.302cm" draw:start-shape="id1" draw:start-glue-point="0" draw:end-shape="id2" draw:end-glue-point="2" svg:d="M19732 6207v-501-903-501">
          <text:p/>
        </draw:connector>
        <draw:connector draw:style-name="gr2" draw:text-style-name="P1" draw:layer="layout" svg:x1="19.732cm" svg:y1="13.7cm" svg:x2="19.732cm" svg:y2="8.366cm" draw:start-shape="id3" draw:start-glue-point="0" draw:end-shape="id1" svg:d="M19732 13700v-5334">
          <text:p/>
        </draw:connector>
        <draw:connector draw:style-name="gr3" draw:text-style-name="P1" draw:layer="layout" draw:type="line" svg:x1="10.398cm" svg:y1="14.97cm" svg:x2="18.399cm" svg:y2="14.906cm" draw:start-shape="id4" draw:start-glue-point="1" draw:end-shape="id3" draw:end-glue-point="3" svg:d="M10398 14970l8001-64">
          <text:p/>
        </draw:connector>
        <draw:connector draw:style-name="gr3" draw:text-style-name="P1" draw:layer="layout" svg:x1="19.732cm" svg:y1="13.7cm" svg:x2="19.732cm" svg:y2="8.366cm" draw:start-shape="id3" draw:start-glue-point="0" draw:end-shape="id1" svg:d="M19732 13700v-53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vin soh</meta:initial-creator>
    <meta:creation-date>2015-08-02T23:04:51.88</meta:creation-date>
    <dc:date>2015-08-02T23:21:06.73</dc:date>
    <dc:creator>calvin soh</dc:creator>
    <meta:editing-duration>PT24S</meta:editing-duration>
    <meta:editing-cycles>1</meta:editing-cycles>
    <meta:document-statistic meta:object-count="8"/>
    <meta:generator>OpenOffice/4.1.1$Win32 OpenOffice.org_project/411m6$Build-9775</meta:generator>
  </office:meta>
</office:document-meta>
</file>